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def" officeooo:paragraph-rsid="00113def"/>
    </style:style>
    <style:style style:name="P2" style:family="paragraph" style:parent-style-name="Standard">
      <style:text-properties officeooo:rsid="00117364" officeooo:paragraph-rsid="00117364"/>
    </style:style>
    <style:style style:name="P3" style:family="paragraph" style:parent-style-name="Standard">
      <style:text-properties officeooo:rsid="00127ac4" officeooo:paragraph-rsid="0012c3cf"/>
    </style:style>
    <style:style style:name="P4" style:family="paragraph" style:parent-style-name="Standard">
      <style:text-properties officeooo:rsid="0013036b" officeooo:paragraph-rsid="0013036b"/>
    </style:style>
    <style:style style:name="P5" style:family="paragraph" style:parent-style-name="Standard">
      <style:text-properties officeooo:rsid="0014d505" officeooo:paragraph-rsid="0014d505"/>
    </style:style>
    <style:style style:name="T1" style:family="text">
      <style:text-properties officeooo:rsid="00113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- <text:span text:style-name="T1">Recuperer l’image</text:span></text:p>
      <text:p text:style-name="Standard">- <text:span text:style-name="T1">Detourer le code</text:span></text:p>
      <text:p text:style-name="Standard">- <text:span text:style-name="T1">Traiter l’info.</text:span></text:p>
      <text:p text:style-name="Standard">- <text:span text:style-name="T1">l’afficher</text:span></text:p>
      <text:p text:style-name="Standard"/>
      <text:p text:style-name="P1">Fonctions :</text:p>
      <text:p text:style-name="P1"><text:tab/>-prenom</text:p>
      <text:p text:style-name="P1"><text:tab/>-Initiale nom</text:p>
      <text:p text:style-name="P1"><text:tab/>-Sexe</text:p>
      <text:p text:style-name="P1"><text:tab/>-Année de naissance</text:p>
      <text:p text:style-name="P1"><text:tab/>-Affichage graphique</text:p>
      <text:p text:style-name="P1"/>
      <text:p text:style-name="P1"/>
      <text:p text:style-name="P2">Problemes :</text:p>
      <text:p text:style-name="P2"><text:tab/>-gestion des variations de couleur</text:p>
      <text:p text:style-name="P2"><text:tab/>-trouver le code</text:p>
      <text:p text:style-name="P2"><text:tab/></text:p>
      <text:p text:style-name="P3">Infos stockées dans la liste : </text:p>
      <text:p text:style-name="P3">[prenom, initNom, sexe, taille, jourNaissance, moisNaissance, siecle, annéeNaissance]</text:p>
      <text:p text:style-name="P4">liste des 13 octets</text:p>
      <text:p text:style-name="P4"/>
      <text:p text:style-name="P5">fichiers :</text:p>
      <text:p text:style-name="P5"><text:tab/>-getInfo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2T08:11:58.691521541</meta:creation-date>
    <dc:date>2019-11-22T08:41:48.625727090</dc:date>
    <meta:editing-duration>PT29M47S</meta:editing-duration>
    <meta:editing-cycles>6</meta:editing-cycles>
    <meta:generator>LibreOffice/6.3.3.2$Linux_X86_64 LibreOffice_project/30$Build-2</meta:generator>
    <meta:document-statistic meta:table-count="0" meta:image-count="0" meta:object-count="0" meta:page-count="1" meta:paragraph-count="19" meta:word-count="54" meta:character-count="365" meta:non-whitespace-character-count="319"/>
  </office:meta>
</office:document-meta>
</file>